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 table:number-rows-repeated="27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3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3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2-05-16">
            <text:p>16/05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8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22">
            <text:p>2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3">
            <text:p>2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2">
            <text:p>22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3">
            <text:p>2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45">
            <text:p>4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2:5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31T12:56:14</dc:date>
    <meta:editing-duration>PT1H25M55S</meta:editing-duration>
    <meta:editing-cycles>111</meta:editing-cycles>
    <meta:generator>LibreOffice/3.4$Unix LibreOffice_project/340m1$Build-602</meta:generator>
    <meta:document-statistic meta:table-count="5" meta:cell-count="325" meta:object-count="0"/>
  </office:meta>
</office:document-meta>
</file>